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Bootstrap.o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Bootstrap.HttpBootst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Bootstrap.getExtension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Bootstrap.do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Bootstrap.clean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Bootstrap.doClean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Bootstrap.onU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Bootstrap.init( InstallationContext install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